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751cm" fo:margin-left="4.251cm" table:align="left" style:writing-mode="lr-tb"/>
    </style:style>
    <style:style style:name="Tabla3.A" style:family="table-column">
      <style:table-column-properties style:column-width="7.75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" style:family="table">
      <style:table-properties style:width="8.255cm" fo:margin-left="6.997cm" table:align="left" style:writing-mode="lr-tb"/>
    </style:style>
    <style:style style:name="Tabla4.A" style:family="table-column">
      <style:table-column-properties style:column-width="8.25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5" style:family="table">
      <style:table-properties style:width="8.387cm" fo:margin-left="-0.191cm" table:align="left" style:writing-mode="lr-tb"/>
    </style:style>
    <style:style style:name="Tabla5.A" style:family="table-column">
      <style:table-column-properties style:column-width="8.38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7" style:family="table">
      <style:table-properties style:width="15.503cm" fo:margin-left="-0.25cm" table:align="left" style:writing-mode="lr-tb"/>
    </style:style>
    <style:style style:name="Tabla7.A" style:family="table-column">
      <style:table-column-properties style:column-width="15.503cm"/>
    </style:style>
    <style:style style:name="Tabla7.1" style:family="table-row">
      <style:table-row-properties style:min-row-height="9.714cm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" style:family="table">
      <style:table-properties style:width="15.503cm" fo:margin-left="-0.25cm" table:align="left" style:writing-mode="lr-tb"/>
    </style:style>
    <style:style style:name="Tabla9.A" style:family="table-column">
      <style:table-column-properties style:column-width="15.50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5pt" style:font-size-asian="5pt" style:font-size-complex="5pt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1pt" style:font-size-asian="1pt" style:font-size-complex="1pt"/>
    </style:style>
    <style:style style:name="P4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end" style:justify-single-word="false"/>
      <style:text-properties officeooo:rsid="00186259" officeooo:paragraph-rsid="00186259"/>
    </style:style>
    <style:style style:name="P7" style:family="paragraph" style:parent-style-name="Standard">
      <style:text-properties officeooo:rsid="00199c04" officeooo:paragraph-rsid="00199c04"/>
    </style:style>
    <style:style style:name="P8" style:family="paragraph" style:parent-style-name="Standard">
      <style:text-properties fo:font-size="3pt" style:font-size-asian="3pt" style:font-size-complex="3pt"/>
    </style:style>
    <style:style style:name="P9" style:family="paragraph" style:parent-style-name="Standard">
      <style:paragraph-properties fo:text-align="end" style:justify-single-word="false"/>
      <style:text-properties officeooo:rsid="001b6352" officeooo:paragraph-rsid="001b6352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6.8cm" style:auto-text-indent="false" fo:background-color="transparent" style:writing-mode="lr-tb"/>
      <style:text-properties officeooo:rsid="00199c04" officeooo:paragraph-rsid="00199c04"/>
    </style:style>
    <style:style style:name="P11" style:family="paragraph" style:parent-style-name="Standard" style:master-page-name="Standard">
      <style:paragraph-properties fo:margin-left="2.498cm" fo:margin-right="0cm" fo:text-indent="0cm" style:auto-text-indent="false" style:page-number="auto"/>
      <style:text-properties fo:font-size="5pt" style:font-size-asian="5pt" style:font-size-complex="5pt"/>
    </style:style>
    <style:style style:name="P12" style:family="paragraph" style:parent-style-name="Standard">
      <style:text-properties fo:font-weight="bold" officeooo:paragraph-rsid="001ebc45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6.8cm" style:auto-text-indent="false" fo:background-color="transparent" style:writing-mode="lr-tb"/>
      <style:text-properties officeooo:rsid="00199c04" officeooo:paragraph-rsid="00199c04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6.8cm" style:auto-text-indent="false" fo:background-color="transparent" style:writing-mode="lr-tb"/>
      <style:text-properties officeooo:rsid="00199c04" officeooo:paragraph-rsid="001d026c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6.8cm" style:auto-text-indent="false" fo:background-color="transparent" style:writing-mode="lr-tb"/>
      <style:text-properties officeooo:rsid="001d026c" officeooo:paragraph-rsid="001d026c"/>
    </style:style>
    <style:style style:name="P16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 style:writing-mode="lr-tb"/>
      <style:text-properties officeooo:rsid="001d026c" officeooo:paragraph-rsid="001d026c"/>
    </style:style>
    <style:style style:name="T1" style:family="text">
      <style:text-properties officeooo:rsid="00186259"/>
    </style:style>
    <style:style style:name="T2" style:family="text">
      <style:text-properties fo:text-shadow="1pt 1pt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text-shadow="1pt 1pt" fo:font-weight="bold" officeooo:rsid="001d026c" style:font-weight-asian="bold" style:font-weight-complex="bold"/>
    </style:style>
    <style:style style:name="T5" style:family="text">
      <style:text-properties fo:text-shadow="1pt 1pt" fo:font-weight="normal" style:font-weight-asian="normal" style:font-weight-complex="normal"/>
    </style:style>
    <style:style style:name="T6" style:family="text">
      <style:text-properties fo:text-shadow="1pt 1pt" fo:font-weight="normal" officeooo:rsid="001d026c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bc45" style:font-weight-asian="bold"/>
    </style:style>
    <style:style style:name="T9" style:family="text">
      <style:text-properties officeooo:rsid="001b6352"/>
    </style:style>
    <style:style style:name="T10" style:family="text">
      <style:text-properties fo:text-shadow="none"/>
    </style:style>
    <style:style style:name="T11" style:family="text">
      <style:text-properties fo:text-shadow="none" fo:font-weight="bold" officeooo:rsid="001d026c" style:font-weight-asian="bold" style:font-weight-complex="bold"/>
    </style:style>
    <style:style style:name="T12" style:family="text">
      <style:text-properties fo:text-shadow="none" fo:font-weight="normal" officeooo:rsid="001d026c" style:font-weight-asian="normal" style:font-weight-complex="normal"/>
    </style:style>
    <style:style style:name="T13" style:family="text">
      <style:text-properties officeooo:rsid="001ebc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Texto1"/><text:s text:c="11"/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>OFICI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<text:span text:style-name="T9">Córdoba Argentina</text:span>, 1 de marzo de 2016</text:p>
          </table:table-cell>
        </table:table-row>
      </table:table>
      <text:p text:style-name="P1"><text:bookmark-end text:name="Texto1"/></text:p>
      <text:p text:style-name="P1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2"><text:span text:style-name="T13">Dr. </text:span>Raymundo Miguel Campos Vázquez</text:p>
          </table:table-cell>
        </table:table-row>
        <table:table-row table:style-name="Tabla5.1">
          <table:table-cell table:style-name="Tabla5.A1" office:value-type="string">
            <text:p text:style-name="P7">El Colegio de México</text:p>
          </table:table-cell>
        </table:table-row>
      </table:table>
      <text:p text:style-name="P1"/>
      <text:p text:style-name="P1"/>
      <text:p text:style-name="P1"/>
      <text:p text:style-name="P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4">Tengo el agrado de dirigirme a usted con el objeto de informarle la finalización del <text:span text:style-name="T3">experimento de teoría de juegos bajo la plataforma oTree</text:span><text:span text:style-name="T2"> </text:span><text:span text:style-name="T6">(</text:span><text:a xlink:type="simple" xlink:href="http://www.otree.org/" text:style-name="Internet_20_link" text:visited-style-name="Visited_20_Internet_20_Link"><text:span text:style-name="T12">http://www.otree.org/</text:span></text:a><text:span text:style-name="T6">)</text:span><text:span text:style-name="T5">,</text:span><text:span text:style-name="T2"> </text:span>solicitada por su persona. El código fuente desarrollado, <text:span text:style-name="T9">documentación</text:span> e historial de cambios puede ser accedido públicamente a través de la página <text:a xlink:type="simple" xlink:href="https://github.com/leliel12/otree_medina" text:style-name="Internet_20_link" text:visited-style-name="Visited_20_Internet_20_Link">https://github.com/leliel12/otree_medina</text:a>. </text:p>
            <text:p text:style-name="P10"/>
            <text:p text:style-name="P15">El proyecto constó de:</text:p>
            <text:list xml:id="list6365904591951309136" text:style-name="L2">
              <text:list-header>
                <text:p text:style-name="P16"/>
              </text:list-header>
              <text:list-item>
                <text:p text:style-name="P16">Creación de modelos de persistencia la las secciones 1, 2 y 3.</text:p>
              </text:list-item>
              <text:list-item>
                <text:p text:style-name="P16">Creación de las paginas para las secciones 1, 2 y 3.</text:p>
              </text:list-item>
              <text:list-item>
                <text:p text:style-name="P16">Desarrollo de la lógica de “time-out” para que oTree almacene automáticamente los valores ingresados cuando el tiempo se termina (por defecto oTree no guarda nada en estos casos)</text:p>
              </text:list-item>
              <text:list-item>
                <text:p text:style-name="P16">Desarrollo de la lógica de negociación simple.</text:p>
              </text:list-item>
              <text:list-item>
                <text:p text:style-name="P16">Diseño e implementación de la lógica cíclica del juego de negociación empresa-trabajador (oTree no soporta lógicas cíclicas).</text:p>
              </text:list-item>
              <text:list-item>
                <text:p text:style-name="P16">Desarrollo de una herramienta para asignar avatares y nombres a los jugadores.</text:p>
              </text:list-item>
              <text:list-item>
                <text:p text:style-name="P16">Creación de la documentación de la herramienta para asignar avatares a los jugadores.</text:p>
              </text:list-item>
              <text:list-item>
                <text:p text:style-name="P16">Creación de un vídeo tutorial para el despliegue de oTree y el experimento en Heroku (<text:a xlink:type="simple" xlink:href="https://dashboard.heroku.com/" text:style-name="Internet_20_link" text:visited-style-name="Visited_20_Internet_20_Link">https://dashboard.heroku.com/</text:a>) asi como el uso de la herramienta para asignar avatares y nombres tanto local como remotamente.</text:p>
              </text:list-item>
            </text:list>
            <text:p text:style-name="P10"/>
            <text:p text:style-name="P10">El proyecto fue realizado en <text:span text:style-name="T7">5</text:span><text:span text:style-name="T3">0 horas reloj</text:span> en base a lo cual el costo final es de <text:s/><text:span text:style-name="T7">u$s 1.000</text:span> (mil dolares americanos).</text:p>
            <text:p text:style-name="P10"/>
            <text:p text:style-name="P10">Sin otro particular, lo saluda.</text:p>
            <text:p text:style-name="P5"/>
            <text:p text:style-name="P5"/>
            <text:p text:style-name="P9">Ing Juan B Cabral</text:p>
            <text:p text:style-name="P9">Programador Sr.</text:p>
          </table:table-cell>
        </table:table-row>
      </table:table>
      <text:p text:style-name="P8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.3cm" fo:margin-left="2.501cm" fo:margin-right="1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_oficio</dc:title>
    <meta:creation-date>2014-02-06T10:31:48.848000000</meta:creation-date>
    <meta:editing-cycles>5</meta:editing-cycles>
    <meta:editing-duration>PT27M28S</meta:editing-duration>
    <meta:generator>LibreOffice/5.0.5.2$Linux_X86_64 LibreOffice_project/00m0$Build-2</meta:generator>
    <dc:date>2016-03-01T23:32:22.035193789</dc:date>
    <meta:print-date>2016-03-01T23:20:23.866507423</meta:print-date>
    <meta:document-statistic meta:table-count="5" meta:image-count="0" meta:object-count="0" meta:page-count="1" meta:paragraph-count="20" meta:word-count="244" meta:character-count="1517" meta:non-whitespace-character-count="1287"/>
  </office:meta>
</office:document-meta>
</file>